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/>
          <table:table-cell table:style-name="ce9" table:number-columns-repeated="3"/>
          <table:table-cell table:style-name="ce9" office:value-type="string" calcext:value-type="string">
            <text:p>East wall</text:p>
          </table:table-cell>
          <table:table-cell/>
          <table:table-cell table:style-name="ce9" office:value-type="string" calcext:value-type="string">
            <text:p>West wall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Ramp cover</text:p>
          </table:table-cell>
          <table:table-cell table:style-name="ce9" office:value-type="string" calcext:value-type="string">
            <text:p>2<text:span text:style-name="T1">nd</text:span> floor</text:p>
          </table:table-cell>
          <table:table-cell table:style-name="ce9" office:value-type="string" calcext:value-type="string">
            <text:p>1<text:span text:style-name="T1">st</text:span> floor</text:p>
          </table:table-cell>
          <table:table-cell table:style-name="ce9" office:value-type="string" calcext:value-type="string">
            <text:p>Cover+2nd floor+1st floor</text:p>
          </table:table-cell>
          <table:table-cell/>
          <table:table-cell table:style-name="ce9" office:value-type="string" calcext:value-type="string">
            <text:p>Cover+2nd floor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kN/m</text:p>
          </table:table-cell>
          <table:table-cell table:style-name="ce10"/>
          <table:table-cell table:number-columns-repeated="2" table:style-name="ce10" office:value-type="string" calcext:value-type="string">
            <text:p>kN/m</text:p>
          </table:table-cell>
          <table:table-cell/>
          <table:table-cell table:style-name="ce9" office:value-type="string" calcext:value-type="string">
            <text:p>kN/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load</text:p>
          </table:table-cell>
          <table:table-cell office:value-type="float" office:value="31.7070463341" calcext:value-type="float">
            <text:p>31.71</text:p>
          </table:table-cell>
          <table:table-cell office:value-type="float" office:value="4.91" calcext:value-type="float">
            <text:p>4.91</text:p>
          </table:table-cell>
          <table:table-cell table:formula="of:=17845.19/1000+25*0.25*4" office:value-type="float" office:value="42.84519" calcext:value-type="float">
            <text:p>42.85</text:p>
          </table:table-cell>
          <table:table-cell table:formula="of:=[.D4]+[.C4]+[.B4]" office:value-type="float" office:value="79.4622363341" calcext:value-type="float">
            <text:p>79.46</text:p>
          </table:table-cell>
          <table:table-cell/>
          <table:table-cell table:formula="of:=[.B4]+[.C4]+20*0.25*4" office:value-type="float" office:value="56.6170463341" calcext:value-type="float">
            <text:p>56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e load</text:p>
          </table:table-cell>
          <table:table-cell office:value-type="float" office:value="24.7108416345" calcext:value-type="float">
            <text:p>24.71</text:p>
          </table:table-cell>
          <table:table-cell office:value-type="float" office:value="8.32" calcext:value-type="float">
            <text:p>8.32</text:p>
          </table:table-cell>
          <table:table-cell table:formula="of:=5387.17/1000*2" office:value-type="float" office:value="10.77434" calcext:value-type="float">
            <text:p>10.77</text:p>
          </table:table-cell>
          <table:table-cell table:formula="of:=[.D5]+[.C5]+[.B5]" office:value-type="float" office:value="43.8051816345" calcext:value-type="float">
            <text:p>43.81</text:p>
          </table:table-cell>
          <table:table-cell/>
          <table:table-cell table:formula="of:=[.B5]+[.C5]" office:value-type="float" office:value="33.0308416345" calcext:value-type="float">
            <text:p>3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w load</text:p>
          </table:table-cell>
          <table:table-cell office:value-type="float" office:value="13.3814285714" calcext:value-type="float">
            <text:p>13.38</text:p>
          </table:table-cell>
          <table:table-cell office:value-type="float" office:value="0" calcext:value-type="float">
            <text:p>0.00</text:p>
          </table:table-cell>
          <table:table-cell table:formula="of:=-82.16/1000" office:value-type="float" office:value="-0.08216" calcext:value-type="float">
            <text:p>-0.08</text:p>
          </table:table-cell>
          <table:table-cell table:formula="of:=[.D6]+[.C6]+[.B6]" office:value-type="float" office:value="13.2992685714" calcext:value-type="float">
            <text:p>13.30</text:p>
          </table:table-cell>
          <table:table-cell/>
          <table:table-cell table:formula="of:=[.B6]+[.C6]" office:value-type="float" office:value="13.3814285714" calcext:value-type="float">
            <text:p>1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load</text:p>
          </table:table-cell>
          <table:table-cell office:value-type="float" office:value="-8.46178571428" calcext:value-type="float">
            <text:p>-8.46</text:p>
          </table:table-cell>
          <table:table-cell office:value-type="float" office:value="0" calcext:value-type="float">
            <text:p>0.00</text:p>
          </table:table-cell>
          <table:table-cell table:formula="of:=-501.39/1000" office:value-type="float" office:value="-0.50139" calcext:value-type="float">
            <text:p>-0.50</text:p>
          </table:table-cell>
          <table:table-cell table:formula="of:=[.D7]+[.C7]+[.B7]" office:value-type="float" office:value="-8.96317571428" calcext:value-type="float">
            <text:p>-8.96</text:p>
          </table:table-cell>
          <table:table-cell/>
          <table:table-cell table:formula="of:=[.B7]+[.C7]" office:value-type="float" office:value="-8.46178571428" calcext:value-type="float">
            <text:p>-8.46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formula="of:=[.B4]" office:value-type="float" office:value="31.7070463341" calcext:value-type="float">
            <text:p>31.71</text:p>
          </table:table-cell>
          <table:table-cell/>
          <table:table-cell table:formula="of:=[.D4]" office:value-type="float" office:value="42.84519" calcext:value-type="float">
            <text:p>42.85</text:p>
          </table:table-cell>
          <table:table-cell table:formula="of:=[.E4]" office:value-type="float" office:value="79.4622363341" calcext:value-type="float">
            <text:p>79.46</text:p>
          </table:table-cell>
          <table:table-cell table:style-name="ce11"/>
          <table:table-cell table:formula="of:=[.G4]" office:value-type="float" office:value="56.6170463341" calcext:value-type="float">
            <text:p>56.62</text:p>
          </table:table-cell>
          <table:table-cell table:style-name="ce11"/>
          <table:table-cell office:value-type="string" calcext:value-type="string">
            <text:p>EQ1608</text:p>
          </table:table-cell>
          <table:table-cell office:value-type="string" calcext:value-type="string">
            <text:p><text:s/>'1.0*deadLoad'</text:p>
          </table:table-cell>
          <table:table-cell/>
        </table:table-row>
        <table:table-row table:style-name="ro1">
          <table:table-cell/>
          <table:table-cell table:formula="of:=[.B4]+[.B5]" office:value-type="float" office:value="56.4178879686" calcext:value-type="float">
            <text:p>56.42</text:p>
          </table:table-cell>
          <table:table-cell/>
          <table:table-cell table:formula="of:=[.D4]+[.D5]" office:value-type="float" office:value="53.61953" calcext:value-type="float">
            <text:p>53.62</text:p>
          </table:table-cell>
          <table:table-cell table:formula="of:=[.E4]+[.E5]" office:value-type="float" office:value="123.2674179686" calcext:value-type="float">
            <text:p>123.27</text:p>
          </table:table-cell>
          <table:table-cell table:style-name="ce11"/>
          <table:table-cell table:formula="of:=[.G4]+[.G5]" office:value-type="float" office:value="89.6478879686" calcext:value-type="float">
            <text:p>89.65</text:p>
          </table:table-cell>
          <table:table-cell table:style-name="ce11"/>
          <table:table-cell office:value-type="string" calcext:value-type="string">
            <text:p>'EQ1609', '1.0*deadLoad+1.0*liveLoad'</text:p>
          </table:table-cell>
          <table:table-cell table:number-columns-repeated="2"/>
        </table:table-row>
        <table:table-row table:style-name="ro1">
          <table:table-cell/>
          <table:table-cell table:formula="of:=[.B4]+[.B6]" office:value-type="float" office:value="45.0884749055" calcext:value-type="float">
            <text:p>45.09</text:p>
          </table:table-cell>
          <table:table-cell/>
          <table:table-cell table:formula="of:=[.D4]+[.D6]" office:value-type="float" office:value="42.76303" calcext:value-type="float">
            <text:p>42.76</text:p>
          </table:table-cell>
          <table:table-cell table:formula="of:=[.E4]+[.E6]" office:value-type="float" office:value="92.7615049055" calcext:value-type="float">
            <text:p>92.76</text:p>
          </table:table-cell>
          <table:table-cell table:style-name="ce11"/>
          <table:table-cell table:formula="of:=[.G4]+[.G6]" office:value-type="float" office:value="69.9984749055" calcext:value-type="float">
            <text:p>70.00</text:p>
          </table:table-cell>
          <table:table-cell table:style-name="ce11"/>
          <table:table-cell office:value-type="string" calcext:value-type="string">
            <text:p>'EQ1610', '1.0*deadLoad+1.0*snowLoad</text:p>
          </table:table-cell>
          <table:table-cell table:number-columns-repeated="2"/>
        </table:table-row>
        <table:table-row table:style-name="ro1">
          <table:table-cell/>
          <table:table-cell table:formula="of:=[.B4]+0.75*[.B5]+0.75*[.B6]" office:value-type="float" office:value="60.276248988525" calcext:value-type="float">
            <text:p>60.28</text:p>
          </table:table-cell>
          <table:table-cell/>
          <table:table-cell table:formula="of:=[.D4]+0.75*[.D5]+0.75*[.D6]" office:value-type="float" office:value="50.864325" calcext:value-type="float">
            <text:p>50.86</text:p>
          </table:table-cell>
          <table:table-cell table:formula="of:=[.E4]+0.75*[.E5]+0.75*[.E6]" office:value-type="float" office:value="122.290573988525" calcext:value-type="float">
            <text:p>122.29</text:p>
          </table:table-cell>
          <table:table-cell table:style-name="ce11"/>
          <table:table-cell table:formula="of:=[.G4]+0.75*[.G5]+0.75*[.G6]" office:value-type="float" office:value="91.426248988525" calcext:value-type="float">
            <text:p>91.43</text:p>
          </table:table-cell>
          <table:table-cell table:style-name="ce11"/>
          <table:table-cell office:value-type="string" calcext:value-type="string">
            <text:p>'EQ1611', '1.0*deadLoad+0.75*liveLoad+0.75*snowLoad'</text:p>
          </table:table-cell>
          <table:table-cell table:number-columns-repeated="2"/>
        </table:table-row>
        <table:table-row table:style-name="ro1">
          <table:table-cell/>
          <table:table-cell table:formula="of:=[.B4]+0.6*[.B7]" office:value-type="float" office:value="26.629974905532" calcext:value-type="float">
            <text:p>26.63</text:p>
          </table:table-cell>
          <table:table-cell/>
          <table:table-cell table:formula="of:=[.D4]+0.6*[.D7]" office:value-type="float" office:value="42.544356" calcext:value-type="float">
            <text:p>42.54</text:p>
          </table:table-cell>
          <table:table-cell table:formula="of:=[.E4]+0.6*[.E7]" office:value-type="float" office:value="74.084330905532" calcext:value-type="float">
            <text:p>74.08</text:p>
          </table:table-cell>
          <table:table-cell table:style-name="ce11"/>
          <table:table-cell table:formula="of:=[.G4]+0.6*[.G7]" office:value-type="float" office:value="51.539974905532" calcext:value-type="float">
            <text:p>51.54</text:p>
          </table:table-cell>
          <table:table-cell table:style-name="ce11"/>
          <table:table-cell office:value-type="string" calcext:value-type="string">
            <text:p>'EQ1612', '1.0*deadLoad+0.6*windLoad'</text:p>
          </table:table-cell>
          <table:table-cell table:number-columns-repeated="2"/>
        </table:table-row>
        <table:table-row table:style-name="ro1">
          <table:table-cell/>
          <table:table-cell table:formula="of:=[.B4]+0.45*[.B7]+0.75*[.B5]+0.75*[.B6]" office:value-type="float" office:value="56.468445417099" calcext:value-type="float">
            <text:p>56.47</text:p>
          </table:table-cell>
          <table:table-cell/>
          <table:table-cell table:formula="of:=[.D4]+0.45*[.D7]+0.75*[.D5]+0.75*[.D6]" office:value-type="float" office:value="50.6386995" calcext:value-type="float">
            <text:p>50.64</text:p>
          </table:table-cell>
          <table:table-cell table:formula="of:=[.E4]+0.45*[.E7]+0.75*[.E5]+0.75*[.E6]" office:value-type="float" office:value="118.257144917099" calcext:value-type="float">
            <text:p>118.26</text:p>
          </table:table-cell>
          <table:table-cell table:style-name="ce11"/>
          <table:table-cell table:formula="of:=[.G4]+0.45*[.G7]+0.75*[.G5]+0.75*[.G6]" office:value-type="float" office:value="87.618445417099" calcext:value-type="float">
            <text:p>87.62</text:p>
          </table:table-cell>
          <table:table-cell table:style-name="ce11"/>
          <table:table-cell office:value-type="string" calcext:value-type="string">
            <text:p>'EQ1613', '1.0*deadLoad+0.45*windLoad+0.75*liveLoad+0.75*snowLoad'</text:p>
          </table:table-cell>
          <table:table-cell table:number-columns-repeated="2"/>
        </table:table-row>
        <table:table-row table:style-name="ro1">
          <table:table-cell/>
          <table:table-cell table:formula="of:=0.6*[.B4]+0.6*[.B7]" office:value-type="float" office:value="13.947156371892" calcext:value-type="float">
            <text:p>13.95</text:p>
          </table:table-cell>
          <table:table-cell/>
          <table:table-cell table:formula="of:=0.6*[.D4]+0.6*[.D7]" office:value-type="float" office:value="25.40628" calcext:value-type="float">
            <text:p>25.41</text:p>
          </table:table-cell>
          <table:table-cell table:formula="of:=0.6*[.E4]+0.6*[.E7]" office:value-type="float" office:value="42.299436371892" calcext:value-type="float">
            <text:p>42.30</text:p>
          </table:table-cell>
          <table:table-cell table:style-name="ce11"/>
          <table:table-cell table:formula="of:=0.6*[.G4]+0.6*[.G7]" office:value-type="float" office:value="28.893156371892" calcext:value-type="float">
            <text:p>28.89</text:p>
          </table:table-cell>
          <table:table-cell table:style-name="ce11"/>
          <table:table-cell office:value-type="string" calcext:value-type="string">
            <text:p>'EQ1615', '0.6*selfWeight+0.6*deadLoad+0.6*windLoad'</text:p>
          </table:table-cell>
          <table:table-cell table:number-columns-repeated="2"/>
        </table:table-row>
        <table:table-row table:style-name="ro1">
          <table:table-cell/>
          <table:table-cell table:style-name="ce12" table:formula="of:=MAX([.B10:.B16])" office:value-type="float" office:value="60.276248988525" calcext:value-type="float">
            <text:p>60.28</text:p>
          </table:table-cell>
          <table:table-cell table:style-name="ce12"/>
          <table:table-cell table:style-name="Default"/>
          <table:table-cell table:style-name="ce12" table:formula="of:=MAX([.E10:.E16])" office:value-type="float" office:value="123.2674179686" calcext:value-type="float">
            <text:p>123.27</text:p>
          </table:table-cell>
          <table:table-cell/>
          <table:table-cell table:style-name="ce12" table:formula="of:=MAX([.G10:.G16])" office:value-type="float" office:value="91.426248988525" calcext:value-type="float">
            <text:p>91.4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ooting area</text:p>
          </table:table-cell>
          <table:table-cell table:style-name="Default" table:number-columns-repeated="2"/>
          <table:table-cell table:style-name="ce12" table:formula="of:=2*0.3048" office:value-type="float" office:value="0.6096" calcext:value-type="float">
            <text:p>0.61</text:p>
          </table:table-cell>
          <table:table-cell office:value-type="string" calcext:value-type="string">
            <text:p>m2/m</text:p>
          </table:table-cell>
          <table:table-cell table:style-name="ce12" table:formula="of:=2*0.3048" office:value-type="float" office:value="0.6096" calcext:value-type="float">
            <text:p>0.61</text:p>
          </table:table-cell>
          <table:table-cell office:value-type="string" calcext:value-type="string">
            <text:p>m2/m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bearing pressure</text:p>
          </table:table-cell>
          <table:table-cell table:style-name="Default" table:number-columns-repeated="2"/>
          <table:table-cell table:formula="of:=[.E17]/[.E18]/1000" office:value-type="float" office:value="0.20221033131332" calcext:value-type="float">
            <text:p>0.20</text:p>
          </table:table-cell>
          <table:table-cell office:value-type="string" calcext:value-type="string">
            <text:p>Mpa</text:p>
          </table:table-cell>
          <table:table-cell table:formula="of:=[.G17]/[.G18]/1000" office:value-type="float" office:value="0.149977442566478" calcext:value-type="float">
            <text:p>0.15</text:p>
          </table:table-cell>
          <table:table-cell office:value-type="string" calcext:value-type="string">
            <text:p>Mp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oil bearing capacity</text:p>
          </table:table-cell>
          <table:table-cell table:style-name="Default" table:number-columns-repeated="2"/>
          <table:table-cell table:formula="of:=3000 * 47.88026/1000000" office:value-type="float" office:value="0.14364078" calcext:value-type="float">
            <text:p>0.14</text:p>
          </table:table-cell>
          <table:table-cell office:value-type="string" calcext:value-type="string">
            <text:p>Mpa</text:p>
          </table:table-cell>
          <table:table-cell table:formula="of:=3000 * 47.88026/1000000" office:value-type="float" office:value="0.14364078" calcext:value-type="float">
            <text:p>0.14</text:p>
          </table:table-cell>
          <table:table-cell office:value-type="string" calcext:value-type="string">
            <text:p>Mp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office:value-type="float" office:value="82.3" calcext:value-type="float">
            <text:p>82.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formula="of:=25*0.3048" office:value-type="float" office:value="7.62" calcext:value-type="float">
            <text:p>7.62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  <table:table-cell table:formula="of:=1.91*[.K26]/2" office:value-type="float" office:value="7.2771" calcext:value-type="float">
            <text:p>7.277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formula="of:=1/1.25" office:value-type="float" office:value="0.8" calcext:value-type="float">
            <text:p>0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1:38:36.29315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59:53.751609789</meta:creation-date>
    <dc:date>2019-10-28T12:12:21.132555805</dc:date>
    <meta:editing-duration>PT3H42M57S</meta:editing-duration>
    <meta:editing-cycles>14</meta:editing-cycles>
    <meta:generator>LibreOffice/6.0.7.3$Linux_X86_64 LibreOffice_project/00m0$Build-3</meta:generator>
    <meta:document-statistic meta:table-count="1" meta:cell-count="93" meta:object-count="0"/>
  </office:meta>
</office:document-meta>
</file>